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144.00pt" fo:text-indent="0.00pt" fo:margin-bottom="10.00pt"/>
    </style:style>
  </office:automatic-styles>
  <office:body>
    <office:text>
      <text:p text:style-name="P1"><text:span text:style-name="T1">test </text:span></text:p>
      <text:p text:style-name="P1"><text:span text:style-name="T2">тест</text:span></text:p>
      <text:p text:style-name="P2"><text:span text:style-name="T2">ещё тест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